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аткое описание</text:p>
      <text:p text:style-name="P1">игра «Настольный хоккей»</text:p>
      <text:p text:style-name="P1"/>
      <text:list xml:id="list37694373" text:style-name="L1">
        <text:list-item>
          <text:p text:style-name="P2"><text:span text:style-name="T2">Игра представляет собой эмулятор настольной игры «Хоккей»</text:span></text:p>
          <text:p text:style-name="P2"><text:span text:style-name="T2"/></text:p>
        </text:list-item>
        <text:list-item>
          <text:p text:style-name="P2"><text:span text:style-name="T2">В данной версии реализован однопользовательский режим игры.Игрок играет против компьютера.</text:span></text:p>
          <text:p text:style-name="P2"><text:span text:style-name="T2"/></text:p>
        </text:list-item>
        <text:list-item>
          <text:p text:style-name="P2"><text:span text:style-name="T2">Игра ведется на счет.Всего в игре 3 периода по 3 минуты.</text:span></text:p>
        </text:list-item>
        <text:list-item>
          <text:p text:style-name="P2"><text:span text:style-name="T2">Игрок управляет своей командой из 5 хоккеистов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adim</meta:initial-creator>
    <meta:creation-date>2010-10-25T17:48:32.58</meta:creation-date>
    <dc:date>2010-10-25T18:03:33.27</dc:date>
    <dc:creator>Vadim</dc:creator>
    <meta:editing-duration>PT00H15M03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6" meta:word-count="44" meta:character-count="297"/>
  </office:meta>
</office:document-meta>
</file>